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0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ry_with_div_by_n" table:style-name="ta1">
        <table:shapes>
          <draw:frame draw:z-index="0" draw:style-name="gr1" draw:text-style-name="P1" svg:width="15.3346in" svg:height="8.6185in" svg:x="1.0244in" svg:y="0in">
            <draw:object draw:notify-on-update-of-ranges="Retry_with_div_by_n.B1:Retry_with_div_by_n.B1 Retry_with_div_by_n.B2:Retry_with_div_by_n.B101 Retry_with_div_by_n.C1:Retry_with_div_by_n.C1 Retry_with_div_by_n.C2:Retry_with_div_by_n.C101 Retry_with_div_by_n.D1:Retry_with_div_by_n.D1 Retry_with_div_by_n.D2:Retry_with_div_by_n.D101 Retry_with_div_by_n.E1:Retry_with_div_by_n.E1 Retry_with_div_by_n.E2:Retry_with_div_by_n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Mutual compression ratio</text:p>
          </table:table-cell>
          <table:table-cell office:value-type="string" calcext:value-type="string">
            <text:p><text:s/>Mutual compression ratio zipped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1110001" calcext:value-type="float">
            <text:p>101110001</text:p>
          </table:table-cell>
          <table:table-cell office:value-type="float" office:value="1100100011" calcext:value-type="float">
            <text:p>1100100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736842105263158" calcext:value-type="float">
            <text:p>0.736842105263158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.01110001101111E+017" calcext:value-type="float">
            <text:p>1.01110001101111E+017</text:p>
          </table:table-cell>
          <table:table-cell office:value-type="float" office:value="1.100100011001E+018" calcext:value-type="float">
            <text:p>1.10010001100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.01110001101111E+026" calcext:value-type="float">
            <text:p>1.01110001101111E+026</text:p>
          </table:table-cell>
          <table:table-cell office:value-type="float" office:value="1.100100011001E+027" calcext:value-type="float">
            <text:p>1.10010001100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2972972972973" calcext:value-type="float">
            <text:p>0.72972972972973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0810810810810809" calcext:value-type="float">
            <text:p>0.081081081081081</text:p>
          </table:table-cell>
          <table:table-cell office:value-type="float" office:value="1.01110001101111E+035" calcext:value-type="float">
            <text:p>1.01110001101111E+035</text:p>
          </table:table-cell>
          <table:table-cell office:value-type="float" office:value="1.100100011001E+036" calcext:value-type="float">
            <text:p>1.10010001100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695652173913043" calcext:value-type="float">
            <text:p>0.695652173913043</text:p>
          </table:table-cell>
          <table:table-cell office:value-type="float" office:value="0.108695652173913" calcext:value-type="float">
            <text:p>0.108695652173913</text:p>
          </table:table-cell>
          <table:table-cell office:value-type="float" office:value="0" calcext:value-type="float">
            <text:p>0</text:p>
          </table:table-cell>
          <table:table-cell office:value-type="float" office:value="1.01110001101111E+044" calcext:value-type="float">
            <text:p>1.01110001101111E+044</text:p>
          </table:table-cell>
          <table:table-cell office:value-type="float" office:value="1.100100011001E+045" calcext:value-type="float">
            <text:p>1.10010001100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0363636363636362" calcext:value-type="float">
            <text:p>0.036363636363636</text:p>
          </table:table-cell>
          <table:table-cell office:value-type="float" office:value="-2.22044604925031E-016" calcext:value-type="float">
            <text:p>-2.22044604925031E-16</text:p>
          </table:table-cell>
          <table:table-cell office:value-type="float" office:value="1.01110001101111E+053" calcext:value-type="float">
            <text:p>1.01110001101111E+053</text:p>
          </table:table-cell>
          <table:table-cell office:value-type="float" office:value="1.100100011001E+054" calcext:value-type="float">
            <text:p>1.10010001100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1.01110001101111E+062" calcext:value-type="float">
            <text:p>1.01110001101111E+062</text:p>
          </table:table-cell>
          <table:table-cell office:value-type="float" office:value="1.100100011001E+063" calcext:value-type="float">
            <text:p>1.10010001100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0.671232876712329" calcext:value-type="float">
            <text:p>0.671232876712329</text:p>
          </table:table-cell>
          <table:table-cell office:value-type="float" office:value="0.0547945205479452" calcext:value-type="float">
            <text:p>0.054794520547945</text:p>
          </table:table-cell>
          <table:table-cell office:value-type="float" office:value="-0.0273972602739727" calcext:value-type="float">
            <text:p>-0.027397260273973</text:p>
          </table:table-cell>
          <table:table-cell office:value-type="float" office:value="1.01110001101111E+071" calcext:value-type="float">
            <text:p>1.01110001101111E+071</text:p>
          </table:table-cell>
          <table:table-cell office:value-type="float" office:value="1.100100011001E+072" calcext:value-type="float">
            <text:p>1.10010001100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0.670731707317073" calcext:value-type="float">
            <text:p>0.670731707317073</text:p>
          </table:table-cell>
          <table:table-cell office:value-type="float" office:value="0.0487804878048781" calcext:value-type="float">
            <text:p>0.048780487804878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1.01110001101111E+080" calcext:value-type="float">
            <text:p>1.01110001101111E+080</text:p>
          </table:table-cell>
          <table:table-cell office:value-type="float" office:value="1.100100011001E+081" calcext:value-type="float">
            <text:p>1.10010001100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7032967032967" calcext:value-type="float">
            <text:p>0.67032967032967</text:p>
          </table:table-cell>
          <table:table-cell office:value-type="float" office:value="0.0989010989010988" calcext:value-type="float">
            <text:p>0.098901098901099</text:p>
          </table:table-cell>
          <table:table-cell office:value-type="float" office:value="0.0549450549450548" calcext:value-type="float">
            <text:p>0.054945054945055</text:p>
          </table:table-cell>
          <table:table-cell office:value-type="float" office:value="1.01110001101111E+089" calcext:value-type="float">
            <text:p>1.01110001101111E+089</text:p>
          </table:table-cell>
          <table:table-cell office:value-type="float" office:value="1.100100011001E+090" calcext:value-type="float">
            <text:p>1.10010001100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1.01110001101111E+098" calcext:value-type="float">
            <text:p>1.01110001101111E+098</text:p>
          </table:table-cell>
          <table:table-cell office:value-type="float" office:value="1.100100011001E+099" calcext:value-type="float">
            <text:p>1.10010001100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77981651376147" calcext:value-type="float">
            <text:p>0.577981651376147</text:p>
          </table:table-cell>
          <table:table-cell office:value-type="float" office:value="0.669724770642202" calcext:value-type="float">
            <text:p>0.669724770642202</text:p>
          </table:table-cell>
          <table:table-cell office:value-type="float" office:value="0.0825688073394497" calcext:value-type="float">
            <text:p>0.08256880733945</text:p>
          </table:table-cell>
          <table:table-cell office:value-type="float" office:value="0.00917431192660567" calcext:value-type="float">
            <text:p>0.009174311926606</text:p>
          </table:table-cell>
          <table:table-cell office:value-type="float" office:value="1.01110001101111E+107" calcext:value-type="float">
            <text:p>1.01110001101111E+107</text:p>
          </table:table-cell>
          <table:table-cell office:value-type="float" office:value="1.100100011001E+108" calcext:value-type="float">
            <text:p>1.10010001100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84745762711864" calcext:value-type="float">
            <text:p>0.584745762711864</text:p>
          </table:table-cell>
          <table:table-cell office:value-type="float" office:value="0.669491525423729" calcext:value-type="float">
            <text:p>0.669491525423729</text:p>
          </table:table-cell>
          <table:table-cell office:value-type="float" office:value="0.0847457627118644" calcext:value-type="float">
            <text:p>0.084745762711864</text:p>
          </table:table-cell>
          <table:table-cell office:value-type="float" office:value="0.0169491525423728" calcext:value-type="float">
            <text:p>0.016949152542373</text:p>
          </table:table-cell>
          <table:table-cell office:value-type="float" office:value="1.01110001101111E+116" calcext:value-type="float">
            <text:p>1.01110001101111E+116</text:p>
          </table:table-cell>
          <table:table-cell office:value-type="float" office:value="1.100100011001E+117" calcext:value-type="float">
            <text:p>1.10010001100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0.110236220472441" calcext:value-type="float">
            <text:p>0.110236220472441</text:p>
          </table:table-cell>
          <table:table-cell office:value-type="float" office:value="0.0393700787401574" calcext:value-type="float">
            <text:p>0.039370078740158</text:p>
          </table:table-cell>
          <table:table-cell office:value-type="float" office:value="1.01110001101111E+125" calcext:value-type="float">
            <text:p>1.01110001101111E+125</text:p>
          </table:table-cell>
          <table:table-cell office:value-type="float" office:value="1.100100011001E+126" calcext:value-type="float">
            <text:p>1.10010001100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036764705882353" calcext:value-type="float">
            <text:p>0.036764705882353</text:p>
          </table:table-cell>
          <table:table-cell office:value-type="float" office:value="1.01110001101111E+134" calcext:value-type="float">
            <text:p>1.01110001101111E+134</text:p>
          </table:table-cell>
          <table:table-cell office:value-type="float" office:value="1.100100011001E+135" calcext:value-type="float">
            <text:p>1.10010001100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93103448275862" calcext:value-type="float">
            <text:p>0.593103448275862</text:p>
          </table:table-cell>
          <table:table-cell office:value-type="float" office:value="0.627586206896552" calcext:value-type="float">
            <text:p>0.62758620689655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1.01110001101111E+143" calcext:value-type="float">
            <text:p>1.01110001101111E+143</text:p>
          </table:table-cell>
          <table:table-cell office:value-type="float" office:value="1.100100011001E+144" calcext:value-type="float">
            <text:p>1.10010001100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97402597402597" calcext:value-type="float">
            <text:p>0.597402597402597</text:p>
          </table:table-cell>
          <table:table-cell office:value-type="float" office:value="0.623376623376623" calcext:value-type="float">
            <text:p>0.623376623376623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454545454545454" calcext:value-type="float">
            <text:p>0.045454545454546</text:p>
          </table:table-cell>
          <table:table-cell office:value-type="float" office:value="1.01110001101111E+152" calcext:value-type="float">
            <text:p>1.01110001101111E+152</text:p>
          </table:table-cell>
          <table:table-cell office:value-type="float" office:value="1.100100011001E+153" calcext:value-type="float">
            <text:p>1.10010001100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82822085889571" calcext:value-type="float">
            <text:p>0.582822085889571</text:p>
          </table:table-cell>
          <table:table-cell office:value-type="float" office:value="0.625766871165644" calcext:value-type="float">
            <text:p>0.625766871165644</text:p>
          </table:table-cell>
          <table:table-cell office:value-type="float" office:value="0.0981595092024541" calcext:value-type="float">
            <text:p>0.098159509202454</text:p>
          </table:table-cell>
          <table:table-cell office:value-type="float" office:value="0.0245398773006136" calcext:value-type="float">
            <text:p>0.024539877300614</text:p>
          </table:table-cell>
          <table:table-cell office:value-type="float" office:value="1.01110001101111E+161" calcext:value-type="float">
            <text:p>1.01110001101111E+161</text:p>
          </table:table-cell>
          <table:table-cell office:value-type="float" office:value="1.100100011001E+162" calcext:value-type="float">
            <text:p>1.10010001100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87209302325581" calcext:value-type="float">
            <text:p>0.587209302325581</text:p>
          </table:table-cell>
          <table:table-cell office:value-type="float" office:value="0.622093023255814" calcext:value-type="float">
            <text:p>0.622093023255814</text:p>
          </table:table-cell>
          <table:table-cell office:value-type="float" office:value="0.0872093023255813" calcext:value-type="float">
            <text:p>0.087209302325581</text:p>
          </table:table-cell>
          <table:table-cell office:value-type="float" office:value="0.0348837209302324" calcext:value-type="float">
            <text:p>0.034883720930232</text:p>
          </table:table-cell>
          <table:table-cell office:value-type="float" office:value="1.01110001101111E+170" calcext:value-type="float">
            <text:p>1.01110001101111E+170</text:p>
          </table:table-cell>
          <table:table-cell office:value-type="float" office:value="1.100100011001E+171" calcext:value-type="float">
            <text:p>1.10010001100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74585635359116" calcext:value-type="float">
            <text:p>0.574585635359116</text:p>
          </table:table-cell>
          <table:table-cell office:value-type="float" office:value="0.607734806629834" calcext:value-type="float">
            <text:p>0.607734806629834</text:p>
          </table:table-cell>
          <table:table-cell office:value-type="float" office:value="0.0497237569060771" calcext:value-type="float">
            <text:p>0.049723756906077</text:p>
          </table:table-cell>
          <table:table-cell office:value-type="float" office:value="0.0331491712707182" calcext:value-type="float">
            <text:p>0.033149171270718</text:p>
          </table:table-cell>
          <table:table-cell office:value-type="float" office:value="1.01110001101111E+179" calcext:value-type="float">
            <text:p>1.01110001101111E+179</text:p>
          </table:table-cell>
          <table:table-cell office:value-type="float" office:value="1.100100011001E+180" calcext:value-type="float">
            <text:p>1.10010001100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0631578947368421" calcext:value-type="float">
            <text:p>0.063157894736842</text:p>
          </table:table-cell>
          <table:table-cell office:value-type="float" office:value="0.0263157894736841" calcext:value-type="float">
            <text:p>0.026315789473684</text:p>
          </table:table-cell>
          <table:table-cell office:value-type="float" office:value="1.01110001101111E+188" calcext:value-type="float">
            <text:p>1.01110001101111E+188</text:p>
          </table:table-cell>
          <table:table-cell office:value-type="float" office:value="1.100100011001E+189" calcext:value-type="float">
            <text:p>1.10010001100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7889447236181" calcext:value-type="float">
            <text:p>0.577889447236181</text:p>
          </table:table-cell>
          <table:table-cell office:value-type="float" office:value="0.613065326633166" calcext:value-type="float">
            <text:p>0.613065326633166</text:p>
          </table:table-cell>
          <table:table-cell office:value-type="float" office:value="0.0753768844221106" calcext:value-type="float">
            <text:p>0.075376884422111</text:p>
          </table:table-cell>
          <table:table-cell office:value-type="float" office:value="0.0402010050251256" calcext:value-type="float">
            <text:p>0.040201005025126</text:p>
          </table:table-cell>
          <table:table-cell office:value-type="float" office:value="1.01110001101111E+197" calcext:value-type="float">
            <text:p>1.01110001101111E+197</text:p>
          </table:table-cell>
          <table:table-cell office:value-type="float" office:value="1.100100011001E+198" calcext:value-type="float">
            <text:p>1.10010001100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81730769230769" calcext:value-type="float">
            <text:p>0.581730769230769</text:p>
          </table:table-cell>
          <table:table-cell office:value-type="float" office:value="0.600961538461538" calcext:value-type="float">
            <text:p>0.600961538461538</text:p>
          </table:table-cell>
          <table:table-cell office:value-type="float" office:value="0.0961538461538463" calcext:value-type="float">
            <text:p>0.096153846153846</text:p>
          </table:table-cell>
          <table:table-cell office:value-type="float" office:value="0.0384615384615386" calcext:value-type="float">
            <text:p>0.038461538461539</text:p>
          </table:table-cell>
          <table:table-cell office:value-type="float" office:value="1.01110001101111E+206" calcext:value-type="float">
            <text:p>1.01110001101111E+206</text:p>
          </table:table-cell>
          <table:table-cell office:value-type="float" office:value="1.100100011001E+207" calcext:value-type="float">
            <text:p>1.10010001100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036866359447" calcext:value-type="float">
            <text:p>0.6036866359447</text:p>
          </table:table-cell>
          <table:table-cell office:value-type="float" office:value="0.0691244239631335" calcext:value-type="float">
            <text:p>0.069124423963134</text:p>
          </table:table-cell>
          <table:table-cell office:value-type="float" office:value="0.0506912442396312" calcext:value-type="float">
            <text:p>0.050691244239631</text:p>
          </table:table-cell>
          <table:table-cell office:value-type="float" office:value="1.01110001101111E+215" calcext:value-type="float">
            <text:p>1.01110001101111E+215</text:p>
          </table:table-cell>
          <table:table-cell office:value-type="float" office:value="1.100100011001E+216" calcext:value-type="float">
            <text:p>1.10010001100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75221238938053" calcext:value-type="float">
            <text:p>0.575221238938053</text:p>
          </table:table-cell>
          <table:table-cell office:value-type="float" office:value="0.592920353982301" calcext:value-type="float">
            <text:p>0.592920353982301</text:p>
          </table:table-cell>
          <table:table-cell office:value-type="float" office:value="0.0796460176991152" calcext:value-type="float">
            <text:p>0.079646017699115</text:p>
          </table:table-cell>
          <table:table-cell office:value-type="float" office:value="0.0486725663716814" calcext:value-type="float">
            <text:p>0.048672566371681</text:p>
          </table:table-cell>
          <table:table-cell office:value-type="float" office:value="1.01110001101111E+224" calcext:value-type="float">
            <text:p>1.01110001101111E+224</text:p>
          </table:table-cell>
          <table:table-cell office:value-type="float" office:value="1.100100011001E+225" calcext:value-type="float">
            <text:p>1.10010001100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65957446808511" calcext:value-type="float">
            <text:p>0.565957446808511</text:p>
          </table:table-cell>
          <table:table-cell office:value-type="float" office:value="0.595744680851064" calcext:value-type="float">
            <text:p>0.595744680851064</text:p>
          </table:table-cell>
          <table:table-cell office:value-type="float" office:value="0.0765957446808512" calcext:value-type="float">
            <text:p>0.076595744680851</text:p>
          </table:table-cell>
          <table:table-cell office:value-type="float" office:value="0.0468085106382978" calcext:value-type="float">
            <text:p>0.046808510638298</text:p>
          </table:table-cell>
          <table:table-cell office:value-type="float" office:value="1.01110001101111E+233" calcext:value-type="float">
            <text:p>1.01110001101111E+233</text:p>
          </table:table-cell>
          <table:table-cell office:value-type="float" office:value="1.100100011001E+234" calcext:value-type="float">
            <text:p>1.10010001100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69672131147541" calcext:value-type="float">
            <text:p>0.569672131147541</text:p>
          </table:table-cell>
          <table:table-cell office:value-type="float" office:value="0.586065573770492" calcext:value-type="float">
            <text:p>0.586065573770492</text:p>
          </table:table-cell>
          <table:table-cell office:value-type="float" office:value="0.0860655737704918" calcext:value-type="float">
            <text:p>0.086065573770492</text:p>
          </table:table-cell>
          <table:table-cell office:value-type="float" office:value="0.0450819672131149" calcext:value-type="float">
            <text:p>0.045081967213115</text:p>
          </table:table-cell>
          <table:table-cell office:value-type="float" office:value="1.01110001101111E+242" calcext:value-type="float">
            <text:p>1.01110001101111E+242</text:p>
          </table:table-cell>
          <table:table-cell office:value-type="float" office:value="1.100100011001E+243" calcext:value-type="float">
            <text:p>1.10010001100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69169960474308" calcext:value-type="float">
            <text:p>0.569169960474308</text:p>
          </table:table-cell>
          <table:table-cell office:value-type="float" office:value="0.588932806324111" calcext:value-type="float">
            <text:p>0.588932806324111</text:p>
          </table:table-cell>
          <table:table-cell office:value-type="float" office:value="0.0790513833992095" calcext:value-type="float">
            <text:p>0.07905138339921</text:p>
          </table:table-cell>
          <table:table-cell office:value-type="float" office:value="0.0513833992094861" calcext:value-type="float">
            <text:p>0.051383399209486</text:p>
          </table:table-cell>
          <table:table-cell office:value-type="float" office:value="1.01110001101111E+251" calcext:value-type="float">
            <text:p>1.01110001101111E+251</text:p>
          </table:table-cell>
          <table:table-cell office:value-type="float" office:value="1.100100011001E+252" calcext:value-type="float">
            <text:p>1.10010001100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2519083969466" calcext:value-type="float">
            <text:p>0.572519083969466</text:p>
          </table:table-cell>
          <table:table-cell office:value-type="float" office:value="0.580152671755725" calcext:value-type="float">
            <text:p>0.580152671755725</text:p>
          </table:table-cell>
          <table:table-cell office:value-type="float" office:value="0.0877862595419845" calcext:value-type="float">
            <text:p>0.087786259541985</text:p>
          </table:table-cell>
          <table:table-cell office:value-type="float" office:value="0.0610687022900762" calcext:value-type="float">
            <text:p>0.061068702290076</text:p>
          </table:table-cell>
          <table:table-cell office:value-type="float" office:value="1.01110001101111E+260" calcext:value-type="float">
            <text:p>1.01110001101111E+260</text:p>
          </table:table-cell>
          <table:table-cell office:value-type="float" office:value="1.100100011001E+261" calcext:value-type="float">
            <text:p>1.10010001100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64575645756458" calcext:value-type="float">
            <text:p>0.564575645756458</text:p>
          </table:table-cell>
          <table:table-cell office:value-type="float" office:value="0.579335793357934" calcext:value-type="float">
            <text:p>0.579335793357934</text:p>
          </table:table-cell>
          <table:table-cell office:value-type="float" office:value="0.0811808118081181" calcext:value-type="float">
            <text:p>0.081180811808118</text:p>
          </table:table-cell>
          <table:table-cell office:value-type="float" office:value="0.051660516605166" calcext:value-type="float">
            <text:p>0.051660516605166</text:p>
          </table:table-cell>
          <table:table-cell office:value-type="float" office:value="1.01110001101111E+269" calcext:value-type="float">
            <text:p>1.01110001101111E+269</text:p>
          </table:table-cell>
          <table:table-cell office:value-type="float" office:value="1.100100011001E+270" calcext:value-type="float">
            <text:p>1.10010001100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67857142857143" calcext:value-type="float">
            <text:p>0.567857142857143</text:p>
          </table:table-cell>
          <table:table-cell office:value-type="float" office:value="0.582142857142857" calcext:value-type="float">
            <text:p>0.582142857142857</text:p>
          </table:table-cell>
          <table:table-cell office:value-type="float" office:value="0.0892857142857142" calcext:value-type="float">
            <text:p>0.089285714285714</text:p>
          </table:table-cell>
          <table:table-cell office:value-type="float" office:value="0.0571428571428572" calcext:value-type="float">
            <text:p>0.057142857142857</text:p>
          </table:table-cell>
          <table:table-cell office:value-type="float" office:value="1.01110001101111E+278" calcext:value-type="float">
            <text:p>1.01110001101111E+278</text:p>
          </table:table-cell>
          <table:table-cell office:value-type="float" office:value="1.100100011001E+279" calcext:value-type="float">
            <text:p>1.10010001100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60553633217993" calcext:value-type="float">
            <text:p>0.560553633217993</text:p>
          </table:table-cell>
          <table:table-cell office:value-type="float" office:value="0.57439446366782" calcext:value-type="float">
            <text:p>0.57439446366782</text:p>
          </table:table-cell>
          <table:table-cell office:value-type="float" office:value="0.0761245674740485" calcext:value-type="float">
            <text:p>0.076124567474049</text:p>
          </table:table-cell>
          <table:table-cell office:value-type="float" office:value="0.0553633217993079" calcext:value-type="float">
            <text:p>0.055363321799308</text:p>
          </table:table-cell>
          <table:table-cell office:value-type="float" office:value="1.01110001101111E+287" calcext:value-type="float">
            <text:p>1.01110001101111E+287</text:p>
          </table:table-cell>
          <table:table-cell office:value-type="float" office:value="1.100100011001E+288" calcext:value-type="float">
            <text:p>1.10010001100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63758389261745" calcext:value-type="float">
            <text:p>0.563758389261745</text:p>
          </table:table-cell>
          <table:table-cell office:value-type="float" office:value="0.577181208053691" calcext:value-type="float">
            <text:p>0.577181208053691</text:p>
          </table:table-cell>
          <table:table-cell office:value-type="float" office:value="0.0973154362416106" calcext:value-type="float">
            <text:p>0.097315436241611</text:p>
          </table:table-cell>
          <table:table-cell office:value-type="float" office:value="0.0637583892617448" calcext:value-type="float">
            <text:p>0.063758389261745</text:p>
          </table:table-cell>
          <table:table-cell office:value-type="float" office:value="1.01110001101111E+296" calcext:value-type="float">
            <text:p>1.01110001101111E+296</text:p>
          </table:table-cell>
          <table:table-cell office:value-type="float" office:value="1.100100011001E+297" calcext:value-type="float">
            <text:p>1.10010001100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66775244299674" calcext:value-type="float">
            <text:p>0.566775244299674</text:p>
          </table:table-cell>
          <table:table-cell office:value-type="float" office:value="0.570032573289902" calcext:value-type="float">
            <text:p>0.570032573289902</text:p>
          </table:table-cell>
          <table:table-cell office:value-type="float" office:value="0.0977198697068405" calcext:value-type="float">
            <text:p>0.097719869706841</text:p>
          </table:table-cell>
          <table:table-cell office:value-type="float" office:value="0.0618892508143323" calcext:value-type="float">
            <text:p>0.061889250814332</text:p>
          </table:table-cell>
          <table:table-cell office:value-type="float" office:value="1.01110001101111E+305" calcext:value-type="float">
            <text:p>1.01110001101111E+305</text:p>
          </table:table-cell>
          <table:table-cell office:value-type="float" office:value="1.100100011001E+306" calcext:value-type="float">
            <text:p>1.10010001100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60126582278481" calcext:value-type="float">
            <text:p>0.560126582278481</text:p>
          </table:table-cell>
          <table:table-cell office:value-type="float" office:value="0.572784810126582" calcext:value-type="float">
            <text:p>0.572784810126582</text:p>
          </table:table-cell>
          <table:table-cell office:value-type="float" office:value="0.0854430379746836" calcext:value-type="float">
            <text:p>0.085443037974684</text:p>
          </table:table-cell>
          <table:table-cell office:value-type="float" office:value="0.0569620253164558" calcext:value-type="float">
            <text:p>0.056962025316456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63076923076923" calcext:value-type="float">
            <text:p>0.563076923076923</text:p>
          </table:table-cell>
          <table:table-cell office:value-type="float" office:value="0.566153846153846" calcext:value-type="float">
            <text:p>0.566153846153846</text:p>
          </table:table-cell>
          <table:table-cell office:value-type="float" office:value="0.086153846153846" calcext:value-type="float">
            <text:p>0.086153846153846</text:p>
          </table:table-cell>
          <table:table-cell office:value-type="float" office:value="0.0553846153846151" calcext:value-type="float">
            <text:p>0.05538461538461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65868263473054" calcext:value-type="float">
            <text:p>0.565868263473054</text:p>
          </table:table-cell>
          <table:table-cell office:value-type="float" office:value="0.568862275449102" calcext:value-type="float">
            <text:p>0.568862275449102</text:p>
          </table:table-cell>
          <table:table-cell office:value-type="float" office:value="0.0808383233532932" calcext:value-type="float">
            <text:p>0.080838323353293</text:p>
          </table:table-cell>
          <table:table-cell office:value-type="float" office:value="0.0688622754491017" calcext:value-type="float">
            <text:p>0.06886227544910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59766763848397" calcext:value-type="float">
            <text:p>0.55976676384839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0816326530612246" calcext:value-type="float">
            <text:p>0.081632653061225</text:p>
          </table:table-cell>
          <table:table-cell office:value-type="float" office:value="0.064139941690962" calcext:value-type="float">
            <text:p>0.06413994169096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65340909090909" calcext:value-type="float">
            <text:p>0.565340909090909</text:p>
          </table:table-cell>
          <table:table-cell office:value-type="float" office:value="0.0738636363636365" calcext:value-type="float">
            <text:p>0.073863636363637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56786703601108" calcext:value-type="float">
            <text:p>0.556786703601108</text:p>
          </table:table-cell>
          <table:table-cell office:value-type="float" office:value="0.56786703601108" calcext:value-type="float">
            <text:p>0.56786703601108</text:p>
          </table:table-cell>
          <table:table-cell office:value-type="float" office:value="0.0803324099722991" calcext:value-type="float">
            <text:p>0.080332409972299</text:p>
          </table:table-cell>
          <table:table-cell office:value-type="float" office:value="0.0637119113573406" calcext:value-type="float">
            <text:p>0.06371191135734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562162162162162" calcext:value-type="float">
            <text:p>0.562162162162162</text:p>
          </table:table-cell>
          <table:table-cell office:value-type="float" office:value="0.0837837837837836" calcext:value-type="float">
            <text:p>0.083783783783784</text:p>
          </table:table-cell>
          <table:table-cell office:value-type="float" office:value="0.0594594594594593" calcext:value-type="float">
            <text:p>0.05945945945945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54089709762533" calcext:value-type="float">
            <text:p>0.554089709762533</text:p>
          </table:table-cell>
          <table:table-cell office:value-type="float" office:value="0.564643799472295" calcext:value-type="float">
            <text:p>0.564643799472295</text:p>
          </table:table-cell>
          <table:table-cell office:value-type="float" office:value="0.0633245382585752" calcext:value-type="float">
            <text:p>0.063324538258575</text:p>
          </table:table-cell>
          <table:table-cell office:value-type="float" office:value="0.0659630606860158" calcext:value-type="float">
            <text:p>0.065963060686016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56701030927835" calcext:value-type="float">
            <text:p>0.56701030927835</text:p>
          </table:table-cell>
          <table:table-cell office:value-type="float" office:value="0.0876288659793813" calcext:value-type="float">
            <text:p>0.087628865979381</text:p>
          </table:table-cell>
          <table:table-cell office:value-type="float" office:value="0.0695876288659794" calcext:value-type="float">
            <text:p>0.06958762886597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51637279596977" calcext:value-type="float">
            <text:p>0.551637279596977</text:p>
          </table:table-cell>
          <table:table-cell office:value-type="float" office:value="0.55919395465995" calcext:value-type="float">
            <text:p>0.55919395465995</text:p>
          </table:table-cell>
          <table:table-cell office:value-type="float" office:value="0.0780856423173804" calcext:value-type="float">
            <text:p>0.07808564231738</text:p>
          </table:table-cell>
          <table:table-cell office:value-type="float" office:value="0.0554156171284634" calcext:value-type="float">
            <text:p>0.05541561712846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4679802955665" calcext:value-type="float">
            <text:p>0.54679802955665</text:p>
          </table:table-cell>
          <table:table-cell office:value-type="float" office:value="0.561576354679803" calcext:value-type="float">
            <text:p>0.561576354679803</text:p>
          </table:table-cell>
          <table:table-cell office:value-type="float" office:value="0.0763546798029558" calcext:value-type="float">
            <text:p>0.076354679802956</text:p>
          </table:table-cell>
          <table:table-cell office:value-type="float" office:value="0.059113300492611" calcext:value-type="float">
            <text:p>0.05911330049261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49397590361446" calcext:value-type="float">
            <text:p>0.549397590361446</text:p>
          </table:table-cell>
          <table:table-cell office:value-type="float" office:value="0.556626506024096" calcext:value-type="float">
            <text:p>0.556626506024096</text:p>
          </table:table-cell>
          <table:table-cell office:value-type="float" office:value="0.0746987951807228" calcext:value-type="float">
            <text:p>0.074698795180723</text:p>
          </table:table-cell>
          <table:table-cell office:value-type="float" office:value="0.0602409638554216" calcext:value-type="float">
            <text:p>0.06024096385542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44811320754717" calcext:value-type="float">
            <text:p>0.544811320754717</text:p>
          </table:table-cell>
          <table:table-cell office:value-type="float" office:value="0.55188679245283" calcext:value-type="float">
            <text:p>0.55188679245283</text:p>
          </table:table-cell>
          <table:table-cell office:value-type="float" office:value="0.0754716981132078" calcext:value-type="float">
            <text:p>0.075471698113208</text:p>
          </table:table-cell>
          <table:table-cell office:value-type="float" office:value="0.0471698113207548" calcext:value-type="float">
            <text:p>0.04716981132075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47344110854503" calcext:value-type="float">
            <text:p>0.547344110854503</text:p>
          </table:table-cell>
          <table:table-cell office:value-type="float" office:value="0.554272517321016" calcext:value-type="float">
            <text:p>0.554272517321016</text:p>
          </table:table-cell>
          <table:table-cell office:value-type="float" office:value="0.0808314087759814" calcext:value-type="float">
            <text:p>0.080831408775981</text:p>
          </table:table-cell>
          <table:table-cell office:value-type="float" office:value="0.0531177829099305" calcext:value-type="float">
            <text:p>0.05311778290993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42986425339366" calcext:value-type="float">
            <text:p>0.542986425339366</text:p>
          </table:table-cell>
          <table:table-cell office:value-type="float" office:value="0.549773755656109" calcext:value-type="float">
            <text:p>0.549773755656109</text:p>
          </table:table-cell>
          <table:table-cell office:value-type="float" office:value="0.065610859728507" calcext:value-type="float">
            <text:p>0.065610859728507</text:p>
          </table:table-cell>
          <table:table-cell office:value-type="float" office:value="0.0520361990950227" calcext:value-type="float">
            <text:p>0.052036199095023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.545454545454545" calcext:value-type="float">
            <text:p>0.545454545454545</text:p>
          </table:table-cell>
          <table:table-cell office:value-type="float" office:value="0.0554323725055432" calcext:value-type="float">
            <text:p>0.055432372505543</text:p>
          </table:table-cell>
          <table:table-cell office:value-type="float" office:value="0.0532150776053215" calcext:value-type="float">
            <text:p>0.05321507760532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1304347826087" calcext:value-type="float">
            <text:p>0.541304347826087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0586956521739128" calcext:value-type="float">
            <text:p>0.058695652173913</text:p>
          </table:table-cell>
          <table:table-cell office:value-type="float" office:value="0.0521739130434782" calcext:value-type="float">
            <text:p>0.05217391304347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43710021321962" calcext:value-type="float">
            <text:p>0.543710021321962</text:p>
          </table:table-cell>
          <table:table-cell office:value-type="float" office:value="0.550106609808102" calcext:value-type="float">
            <text:p>0.550106609808102</text:p>
          </table:table-cell>
          <table:table-cell office:value-type="float" office:value="0.0660980810234544" calcext:value-type="float">
            <text:p>0.066098081023454</text:p>
          </table:table-cell>
          <table:table-cell office:value-type="float" office:value="0.0639658848614073" calcext:value-type="float">
            <text:p>0.06396588486140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39748953974895" calcext:value-type="float">
            <text:p>0.539748953974895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0564853556485356" calcext:value-type="float">
            <text:p>0.056485355648536</text:p>
          </table:table-cell>
          <table:table-cell office:value-type="float" office:value="0.0543933054393304" calcext:value-type="float">
            <text:p>0.05439330543933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548254620123203" calcext:value-type="float">
            <text:p>0.548254620123203</text:p>
          </table:table-cell>
          <table:table-cell office:value-type="float" office:value="0.0616016427104722" calcext:value-type="float">
            <text:p>0.061601642710472</text:p>
          </table:table-cell>
          <table:table-cell office:value-type="float" office:value="0.0636550308008215" calcext:value-type="float">
            <text:p>0.06365503080082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38306451612903" calcext:value-type="float">
            <text:p>0.538306451612903</text:p>
          </table:table-cell>
          <table:table-cell office:value-type="float" office:value="0.544354838709677" calcext:value-type="float">
            <text:p>0.544354838709677</text:p>
          </table:table-cell>
          <table:table-cell office:value-type="float" office:value="0.0483870967741935" calcext:value-type="float">
            <text:p>0.048387096774194</text:p>
          </table:table-cell>
          <table:table-cell office:value-type="float" office:value="0.0544354838709675" calcext:value-type="float">
            <text:p>0.05443548387096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546534653465347" calcext:value-type="float">
            <text:p>0.546534653465347</text:p>
          </table:table-cell>
          <table:table-cell office:value-type="float" office:value="0.0613861386138615" calcext:value-type="float">
            <text:p>0.061386138613862</text:p>
          </table:table-cell>
          <table:table-cell office:value-type="float" office:value="0.0653465346534654" calcext:value-type="float">
            <text:p>0.06534653465346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36964980544747" calcext:value-type="float">
            <text:p>0.536964980544747</text:p>
          </table:table-cell>
          <table:table-cell office:value-type="float" office:value="0.542801556420233" calcext:value-type="float">
            <text:p>0.542801556420233</text:p>
          </table:table-cell>
          <table:table-cell office:value-type="float" office:value="0.0486381322957199" calcext:value-type="float">
            <text:p>0.04863813229572</text:p>
          </table:table-cell>
          <table:table-cell office:value-type="float" office:value="0.056420233463035" calcext:value-type="float">
            <text:p>0.05642023346303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33460803059273" calcext:value-type="float">
            <text:p>0.533460803059273</text:p>
          </table:table-cell>
          <table:table-cell office:value-type="float" office:value="0.544933078393882" calcext:value-type="float">
            <text:p>0.544933078393882</text:p>
          </table:table-cell>
          <table:table-cell office:value-type="float" office:value="0.0478011472275337" calcext:value-type="float">
            <text:p>0.047801147227534</text:p>
          </table:table-cell>
          <table:table-cell office:value-type="float" office:value="0.0592734225621416" calcext:value-type="float">
            <text:p>0.05927342256214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41353383458647" calcext:value-type="float">
            <text:p>0.541353383458647</text:p>
          </table:table-cell>
          <table:table-cell table:number-columns-repeated="2" office:value-type="float" office:value="0.0545112781954886" calcext:value-type="float">
            <text:p>0.05451127819548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9741219963031" calcext:value-type="float">
            <text:p>0.539741219963031</text:p>
          </table:table-cell>
          <table:table-cell office:value-type="float" office:value="0.543438077634011" calcext:value-type="float">
            <text:p>0.543438077634011</text:p>
          </table:table-cell>
          <table:table-cell office:value-type="float" office:value="0.0462107208872458" calcext:value-type="float">
            <text:p>0.046210720887246</text:p>
          </table:table-cell>
          <table:table-cell office:value-type="float" office:value="0.0646950092421441" calcext:value-type="float">
            <text:p>0.06469500924214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36363636363636" calcext:value-type="float">
            <text:p>0.536363636363636</text:p>
          </table:table-cell>
          <table:table-cell office:value-type="float" office:value="0.54" calcext:value-type="float">
            <text:p>0.54</text:p>
          </table:table-cell>
          <table:table-cell office:value-type="float" office:value="0.0436363636363637" calcext:value-type="float">
            <text:p>0.043636363636364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309481216458" calcext:value-type="float">
            <text:p>0.53309481216458</text:p>
          </table:table-cell>
          <table:table-cell office:value-type="float" office:value="0.536672629695886" calcext:value-type="float">
            <text:p>0.536672629695886</text:p>
          </table:table-cell>
          <table:table-cell office:value-type="float" office:value="0.044722719141324" calcext:value-type="float">
            <text:p>0.044722719141324</text:p>
          </table:table-cell>
          <table:table-cell office:value-type="float" office:value="0.0572450805008946" calcext:value-type="float">
            <text:p>0.05724508050089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36971830985916" calcext:value-type="float">
            <text:p>0.536971830985916</text:p>
          </table:table-cell>
          <table:table-cell office:value-type="float" office:value="0.540492957746479" calcext:value-type="float">
            <text:p>0.540492957746479</text:p>
          </table:table-cell>
          <table:table-cell office:value-type="float" office:value="0.040492957746479" calcext:value-type="float">
            <text:p>0.040492957746479</text:p>
          </table:table-cell>
          <table:table-cell office:value-type="float" office:value="0.0616197183098593" calcext:value-type="float">
            <text:p>0.06161971830985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33795493934142" calcext:value-type="float">
            <text:p>0.533795493934142</text:p>
          </table:table-cell>
          <table:table-cell office:value-type="float" office:value="0.537261698440208" calcext:value-type="float">
            <text:p>0.537261698440208</text:p>
          </table:table-cell>
          <table:table-cell office:value-type="float" office:value="0.0450606585788562" calcext:value-type="float">
            <text:p>0.045060658578856</text:p>
          </table:table-cell>
          <table:table-cell office:value-type="float" office:value="0.0589254766031198" calcext:value-type="float">
            <text:p>0.0589254766031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32423208191126" calcext:value-type="float">
            <text:p>0.532423208191126</text:p>
          </table:table-cell>
          <table:table-cell office:value-type="float" office:value="0.534129692832764" calcext:value-type="float">
            <text:p>0.534129692832764</text:p>
          </table:table-cell>
          <table:table-cell office:value-type="float" office:value="0.046075085324232" calcext:value-type="float">
            <text:p>0.046075085324232</text:p>
          </table:table-cell>
          <table:table-cell office:value-type="float" office:value="0.0580204778156996" calcext:value-type="float">
            <text:p>0.058020477815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34453781512605" calcext:value-type="float">
            <text:p>0.534453781512605</text:p>
          </table:table-cell>
          <table:table-cell office:value-type="float" office:value="0.53781512605042" calcext:value-type="float">
            <text:p>0.53781512605042</text:p>
          </table:table-cell>
          <table:table-cell office:value-type="float" office:value="0.0436974789915967" calcext:value-type="float">
            <text:p>0.04369747899159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33112582781457" calcext:value-type="float">
            <text:p>0.533112582781457</text:p>
          </table:table-cell>
          <table:table-cell office:value-type="float" office:value="0.53476821192053" calcext:value-type="float">
            <text:p>0.53476821192053</text:p>
          </table:table-cell>
          <table:table-cell office:value-type="float" office:value="0.0331125827814569" calcext:value-type="float">
            <text:p>0.033112582781457</text:p>
          </table:table-cell>
          <table:table-cell office:value-type="float" office:value="0.0562913907284768" calcext:value-type="float">
            <text:p>0.05629139072847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35073409461664" calcext:value-type="float">
            <text:p>0.535073409461664</text:p>
          </table:table-cell>
          <table:table-cell office:value-type="float" office:value="0.531810766721044" calcext:value-type="float">
            <text:p>0.531810766721044</text:p>
          </table:table-cell>
          <table:table-cell office:value-type="float" office:value="0.0326264274061989" calcext:value-type="float">
            <text:p>0.032626427406199</text:p>
          </table:table-cell>
          <table:table-cell office:value-type="float" office:value="0.0538336052202284" calcext:value-type="float">
            <text:p>0.05383360522022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33762057877814" calcext:value-type="float">
            <text:p>0.533762057877814</text:p>
          </table:table-cell>
          <table:table-cell office:value-type="float" office:value="0.535369774919614" calcext:value-type="float">
            <text:p>0.535369774919614</text:p>
          </table:table-cell>
          <table:table-cell office:value-type="float" office:value="0.0434083601286173" calcext:value-type="float">
            <text:p>0.043408360128617</text:p>
          </table:table-cell>
          <table:table-cell office:value-type="float" office:value="0.0610932475884243" calcext:value-type="float">
            <text:p>0.06109324758842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30903328050713" calcext:value-type="float">
            <text:p>0.530903328050713</text:p>
          </table:table-cell>
          <table:table-cell office:value-type="float" office:value="0.532488114104596" calcext:value-type="float">
            <text:p>0.532488114104596</text:p>
          </table:table-cell>
          <table:table-cell office:value-type="float" office:value="0.0332805071315372" calcext:value-type="float">
            <text:p>0.033280507131537</text:p>
          </table:table-cell>
          <table:table-cell office:value-type="float" office:value="0.0507131537242471" calcext:value-type="float">
            <text:p>0.05071315372424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.534375" calcext:value-type="float">
            <text:p>0.534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593750000000002" calcext:value-type="float">
            <text:p>0.05937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.533127889060092" calcext:value-type="float">
            <text:p>0.533127889060092</text:p>
          </table:table-cell>
          <table:table-cell office:value-type="float" office:value="0.0446841294298921" calcext:value-type="float">
            <text:p>0.044684129429892</text:p>
          </table:table-cell>
          <table:table-cell office:value-type="float" office:value="0.0539291217257318" calcext:value-type="float">
            <text:p>0.053929121725732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34954407294833" calcext:value-type="float">
            <text:p>0.534954407294833</text:p>
          </table:table-cell>
          <table:table-cell office:value-type="float" office:value="0.530395136778115" calcext:value-type="float">
            <text:p>0.530395136778115</text:p>
          </table:table-cell>
          <table:table-cell office:value-type="float" office:value="0.0379939209726443" calcext:value-type="float">
            <text:p>0.037993920972644</text:p>
          </table:table-cell>
          <table:table-cell office:value-type="float" office:value="0.0547112462006079" calcext:value-type="float">
            <text:p>0.05471124620060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.533733133433283" calcext:value-type="float">
            <text:p>0.533733133433283</text:p>
          </table:table-cell>
          <table:table-cell office:value-type="float" office:value="0.0449775112443778" calcext:value-type="float">
            <text:p>0.044977511244378</text:p>
          </table:table-cell>
          <table:table-cell office:value-type="float" office:value="0.0584707646176912" calcext:value-type="float">
            <text:p>0.05847076461769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.531065088757396" calcext:value-type="float">
            <text:p>0.531065088757396</text:p>
          </table:table-cell>
          <table:table-cell office:value-type="float" office:value="0.0251479289940828" calcext:value-type="float">
            <text:p>0.025147928994083</text:p>
          </table:table-cell>
          <table:table-cell office:value-type="float" office:value="0.0547337278106508" calcext:value-type="float">
            <text:p>0.05473372781065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32846715328467" calcext:value-type="float">
            <text:p>0.532846715328467</text:p>
          </table:table-cell>
          <table:table-cell office:value-type="float" office:value="0.52992700729927" calcext:value-type="float">
            <text:p>0.52992700729927</text:p>
          </table:table-cell>
          <table:table-cell office:value-type="float" office:value="0.0350364963503649" calcext:value-type="float">
            <text:p>0.035036496350365</text:p>
          </table:table-cell>
          <table:table-cell office:value-type="float" office:value="0.051094890510949" calcext:value-type="float">
            <text:p>0.05109489051094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30259365994236" calcext:value-type="float">
            <text:p>0.530259365994236</text:p>
          </table:table-cell>
          <table:table-cell office:value-type="float" office:value="0.527377521613833" calcext:value-type="float">
            <text:p>0.527377521613833</text:p>
          </table:table-cell>
          <table:table-cell office:value-type="float" office:value="0.0317002881844382" calcext:value-type="float">
            <text:p>0.031700288184438</text:p>
          </table:table-cell>
          <table:table-cell office:value-type="float" office:value="0.048991354466859" calcext:value-type="float">
            <text:p>0.04899135446685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32005689900427" calcext:value-type="float">
            <text:p>0.532005689900427</text:p>
          </table:table-cell>
          <table:table-cell office:value-type="float" office:value="0.529160739687055" calcext:value-type="float">
            <text:p>0.529160739687055</text:p>
          </table:table-cell>
          <table:table-cell office:value-type="float" office:value="0.0327169274537695" calcext:value-type="float">
            <text:p>0.03271692745377</text:p>
          </table:table-cell>
          <table:table-cell office:value-type="float" office:value="0.049786628733997" calcext:value-type="float">
            <text:p>0.04978662873399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29494382022472" calcext:value-type="float">
            <text:p>0.529494382022472</text:p>
          </table:table-cell>
          <table:table-cell office:value-type="float" office:value="0.526685393258427" calcext:value-type="float">
            <text:p>0.526685393258427</text:p>
          </table:table-cell>
          <table:table-cell office:value-type="float" office:value="0.0112359550561796" calcext:value-type="float">
            <text:p>0.01123595505618</text:p>
          </table:table-cell>
          <table:table-cell office:value-type="float" office:value="0.0463483146067414" calcext:value-type="float">
            <text:p>0.04634831460674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32593619972261" calcext:value-type="float">
            <text:p>0.532593619972261</text:p>
          </table:table-cell>
          <table:table-cell office:value-type="float" office:value="0.524271844660194" calcext:value-type="float">
            <text:p>0.524271844660194</text:p>
          </table:table-cell>
          <table:table-cell office:value-type="float" office:value="0.0249653259361997" calcext:value-type="float">
            <text:p>0.0249653259362</text:p>
          </table:table-cell>
          <table:table-cell office:value-type="float" office:value="0.0485436893203883" calcext:value-type="float">
            <text:p>0.04854368932038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3013698630137" calcext:value-type="float">
            <text:p>0.53013698630137</text:p>
          </table:table-cell>
          <table:table-cell office:value-type="float" office:value="0.528767123287671" calcext:value-type="float">
            <text:p>0.528767123287671</text:p>
          </table:table-cell>
          <table:table-cell office:value-type="float" office:value="0.0260273972602738" calcext:value-type="float">
            <text:p>0.026027397260274</text:p>
          </table:table-cell>
          <table:table-cell office:value-type="float" office:value="0.0520547945205478" calcext:value-type="float">
            <text:p>0.05205479452054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27740189445196" calcext:value-type="float">
            <text:p>0.527740189445196</text:p>
          </table:table-cell>
          <table:table-cell office:value-type="float" office:value="0.52638700947226" calcext:value-type="float">
            <text:p>0.52638700947226</text:p>
          </table:table-cell>
          <table:table-cell office:value-type="float" office:value="0.0162381596752368" calcext:value-type="float">
            <text:p>0.016238159675237</text:p>
          </table:table-cell>
          <table:table-cell office:value-type="float" office:value="0.0446549391069013" calcext:value-type="float">
            <text:p>0.044654939106901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30748663101604" calcext:value-type="float">
            <text:p>0.530748663101604</text:p>
          </table:table-cell>
          <table:table-cell office:value-type="float" office:value="0.524064171122995" calcext:value-type="float">
            <text:p>0.524064171122995</text:p>
          </table:table-cell>
          <table:table-cell office:value-type="float" office:value="0.0254010695187166" calcext:value-type="float">
            <text:p>0.025401069518717</text:p>
          </table:table-cell>
          <table:table-cell office:value-type="float" office:value="0.0467914438502672" calcext:value-type="float">
            <text:p>0.046791443850267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28401585204756" calcext:value-type="float">
            <text:p>0.528401585204756</text:p>
          </table:table-cell>
          <table:table-cell office:value-type="float" office:value="0.525759577278732" calcext:value-type="float">
            <text:p>0.525759577278732</text:p>
          </table:table-cell>
          <table:table-cell office:value-type="float" office:value="0.0171730515191546" calcext:value-type="float">
            <text:p>0.017173051519155</text:p>
          </table:table-cell>
          <table:table-cell office:value-type="float" office:value="0.0449141347424042" calcext:value-type="float">
            <text:p>0.04491413474240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27415143603133" calcext:value-type="float">
            <text:p>0.527415143603133</text:p>
          </table:table-cell>
          <table:table-cell office:value-type="float" office:value="0.524804177545692" calcext:value-type="float">
            <text:p>0.524804177545692</text:p>
          </table:table-cell>
          <table:table-cell office:value-type="float" office:value="0.0156657963446474" calcext:value-type="float">
            <text:p>0.015665796344647</text:p>
          </table:table-cell>
          <table:table-cell office:value-type="float" office:value="0.0417754569190598" calcext:value-type="float">
            <text:p>0.04177545691906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5161290322581" calcext:value-type="float">
            <text:p>0.525161290322581</text:p>
          </table:table-cell>
          <table:table-cell office:value-type="float" office:value="0.52258064516129" calcext:value-type="float">
            <text:p>0.52258064516129</text:p>
          </table:table-cell>
          <table:table-cell office:value-type="float" office:value="0.0296774193548388" calcext:value-type="float">
            <text:p>0.029677419354839</text:p>
          </table:table-cell>
          <table:table-cell office:value-type="float" office:value="0.0387096774193549" calcext:value-type="float">
            <text:p>0.03870967741935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0.526785714285714" calcext:value-type="float">
            <text:p>0.526785714285714</text:p>
          </table:table-cell>
          <table:table-cell office:value-type="float" office:value="0.0255102040816326" calcext:value-type="float">
            <text:p>0.025510204081633</text:p>
          </table:table-cell>
          <table:table-cell office:value-type="float" office:value="0.0459183673469388" calcext:value-type="float">
            <text:p>0.04591836734693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0.525851197982346" calcext:value-type="float">
            <text:p>0.525851197982346</text:p>
          </table:table-cell>
          <table:table-cell office:value-type="float" office:value="0.0239596469104666" calcext:value-type="float">
            <text:p>0.023959646910467</text:p>
          </table:table-cell>
          <table:table-cell office:value-type="float" office:value="0.0403530895334174" calcext:value-type="float">
            <text:p>0.04035308953341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22443890274314" calcext:value-type="float">
            <text:p>0.522443890274314</text:p>
          </table:table-cell>
          <table:table-cell office:value-type="float" office:value="0.523690773067332" calcext:value-type="float">
            <text:p>0.523690773067332</text:p>
          </table:table-cell>
          <table:table-cell office:value-type="float" office:value="0.0236907730673317" calcext:value-type="float">
            <text:p>0.023690773067332</text:p>
          </table:table-cell>
          <table:table-cell office:value-type="float" office:value="0.0374064837905237" calcext:value-type="float">
            <text:p>0.03740648379052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25277435265105" calcext:value-type="float">
            <text:p>0.525277435265105</text:p>
          </table:table-cell>
          <table:table-cell office:value-type="float" office:value="0.527743526510481" calcext:value-type="float">
            <text:p>0.527743526510481</text:p>
          </table:table-cell>
          <table:table-cell office:value-type="float" office:value="0.033292231812577" calcext:value-type="float">
            <text:p>0.033292231812577</text:p>
          </table:table-cell>
          <table:table-cell office:value-type="float" office:value="0.0456226880394575" calcext:value-type="float">
            <text:p>0.04562268803945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24390243902439" calcext:value-type="float">
            <text:p>0.524390243902439</text:p>
          </table:table-cell>
          <table:table-cell office:value-type="float" office:value="0.525609756097561" calcext:value-type="float">
            <text:p>0.525609756097561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0.0402439024390244" calcext:value-type="float">
            <text:p>0.04024390243902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22316043425814" calcext:value-type="float">
            <text:p>0.522316043425814</text:p>
          </table:table-cell>
          <table:table-cell office:value-type="float" office:value="0.527141133896261" calcext:value-type="float">
            <text:p>0.527141133896261</text:p>
          </table:table-cell>
          <table:table-cell office:value-type="float" office:value="0.0277442702050665" calcext:value-type="float">
            <text:p>0.027744270205067</text:p>
          </table:table-cell>
          <table:table-cell office:value-type="float" office:value="0.0458383594692402" calcext:value-type="float">
            <text:p>0.0458383594692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20286396181384" calcext:value-type="float">
            <text:p>0.520286396181384</text:p>
          </table:table-cell>
          <table:table-cell office:value-type="float" office:value="0.525059665871122" calcext:value-type="float">
            <text:p>0.525059665871122</text:p>
          </table:table-cell>
          <table:table-cell office:value-type="float" office:value="0.0346062052505969" calcext:value-type="float">
            <text:p>0.034606205250597</text:p>
          </table:table-cell>
          <table:table-cell office:value-type="float" office:value="0.0393794749403342" calcext:value-type="float">
            <text:p>0.03937947494033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18299881936246" calcext:value-type="float">
            <text:p>0.518299881936246</text:p>
          </table:table-cell>
          <table:table-cell office:value-type="float" office:value="0.524203069657615" calcext:value-type="float">
            <text:p>0.524203069657615</text:p>
          </table:table-cell>
          <table:table-cell office:value-type="float" office:value="0.0165289256198347" calcext:value-type="float">
            <text:p>0.016528925619835</text:p>
          </table:table-cell>
          <table:table-cell office:value-type="float" office:value="0.0389610389610389" calcext:value-type="float">
            <text:p>0.038961038961039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19859813084112" calcext:value-type="float">
            <text:p>0.519859813084112</text:p>
          </table:table-cell>
          <table:table-cell office:value-type="float" office:value="0.526869158878505" calcext:value-type="float">
            <text:p>0.526869158878505</text:p>
          </table:table-cell>
          <table:table-cell office:value-type="float" office:value="0.0280373831775702" calcext:value-type="float">
            <text:p>0.02803738317757</text:p>
          </table:table-cell>
          <table:table-cell office:value-type="float" office:value="0.0443925233644862" calcext:value-type="float">
            <text:p>0.044392523364486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19075144508671" calcext:value-type="float">
            <text:p>0.519075144508671</text:p>
          </table:table-cell>
          <table:table-cell office:value-type="float" office:value="0.526011560693642" calcext:value-type="float">
            <text:p>0.526011560693642</text:p>
          </table:table-cell>
          <table:table-cell office:value-type="float" office:value="0.0277456647398844" calcext:value-type="float">
            <text:p>0.027745664739884</text:p>
          </table:table-cell>
          <table:table-cell office:value-type="float" office:value="0.0439306358381502" calcext:value-type="float">
            <text:p>0.0439306358381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1100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1000101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18306636155606" calcext:value-type="float">
            <text:p>0.518306636155606</text:p>
          </table:table-cell>
          <table:table-cell office:value-type="float" office:value="0.524027459954233" calcext:value-type="float">
            <text:p>0.524027459954233</text:p>
          </table:table-cell>
          <table:table-cell office:value-type="float" office:value="0.0263157894736843" calcext:value-type="float">
            <text:p>0.026315789473684</text:p>
          </table:table-cell>
          <table:table-cell office:value-type="float" office:value="0.0377574370709384" calcext:value-type="float">
            <text:p>0.037757437070938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1100110111101110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1000101000011010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22083805209513" calcext:value-type="float">
            <text:p>0.522083805209513</text:p>
          </table:table-cell>
          <table:table-cell office:value-type="float" office:value="0.526613816534541" calcext:value-type="float">
            <text:p>0.526613816534541</text:p>
          </table:table-cell>
          <table:table-cell office:value-type="float" office:value="0.0430351075877689" calcext:value-type="float">
            <text:p>0.043035107587769</text:p>
          </table:table-cell>
          <table:table-cell office:value-type="float" office:value="0.04643261608154" calcext:value-type="float">
            <text:p>0.04643261608154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110011011110111011011100010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1000101000011010011011000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20179372197309" calcext:value-type="float">
            <text:p>0.520179372197309</text:p>
          </table:table-cell>
          <table:table-cell office:value-type="float" office:value="0.524663677130045" calcext:value-type="float">
            <text:p>0.524663677130045</text:p>
          </table:table-cell>
          <table:table-cell office:value-type="float" office:value="0.0280269058295963" calcext:value-type="float">
            <text:p>0.028026905829596</text:p>
          </table:table-cell>
          <table:table-cell office:value-type="float" office:value="0.0392376681614348" calcext:value-type="float">
            <text:p>0.039237668161435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11001101111011101101110001001101111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1000101000011010011011000111010100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19422863485017" calcext:value-type="float">
            <text:p>0.519422863485017</text:p>
          </table:table-cell>
          <table:table-cell office:value-type="float" office:value="0.523862375138735" calcext:value-type="float">
            <text:p>0.523862375138735</text:p>
          </table:table-cell>
          <table:table-cell office:value-type="float" office:value="0.0332963374028858" calcext:value-type="float">
            <text:p>0.033296337402886</text:p>
          </table:table-cell>
          <table:table-cell office:value-type="float" office:value="0.0388457269700333" calcext:value-type="float">
            <text:p>0.038845726970033</text:p>
          </table:table-cell>
          <table:table-cell office:value-type="string" calcext:value-type="string">
            <text:p>0101110001101111001101111000101010101111111110011100110011110100111110100100001010000110011100110101110011110010001111111001000001010100001000001110000000010101000101000101010001001001110010001100110001010111000000101101010110001101010101100011110011111100010011111100001111000010011010000001000100011010010101111100100011011010011011110010010110011010010010101111001111111001001010010011100101000111010010000110111000101010101011000000100101110000001100110100001010111011101011011101010000001001010101111010000001100101010011011011111110111111001000010101100100110001001000001010001000100000011010011001000000010000011111110110110011001010000011111010001100110111111110010001111110000011111010111000001111010000100011100001101010010000101001010110111001111100111110000011001001000001000100000001011011000101001011001000111010010101110111100111000001100000110011011110111011011100010011011111000011001</text:p>
          </table:table-cell>
          <table:table-cell office:value-type="string" calcext:value-type="string">
            <text:p>110010001100100010011000011111111110010100000010011000110111010001001100001101101110001110111100101111000011010101100101100001011101100101100101111000100010101010010010110101101101101101111110000101000000110100000100101111000100101010001011110111000101010110111010100010010001000111111001011001001101100011101100110111100110101111010011101101100100001001010000100101010111011101111110010100111100100101011011110111110001101010010010000010110010010100100101000011101110110000111010111000011011010011001110000110010110000101010111111111110001001000001111111110000100001110000010010100101100111110010001111101001000010110011100001111001110110111000010010110101011001011101101100111001011110010110111111011100111000111110110111111010011100010110010011101101000110000001100011001101110001110110100000011111111011111100100000000110000011111010001000100010101011110001010000110100110110001110101001100001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3T11:54:02.643560942</dc:date>
    <meta:editing-duration>PT3M41S</meta:editing-duration>
    <meta:editing-cycles>1</meta:editing-cycles>
    <meta:document-statistic meta:table-count="1" meta:cell-count="7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51cm" svg:height="21.892cm" xlink:href=".." xlink:type="simple" chart:class="chart:line" chart:style-name="ch1">
        <chart:legend chart:legend-position="end" svg:x="32.527cm" svg:y="9.9cm" style:legend-expansion="high" chart:style-name="ch2"/>
        <chart:plot-area chart:style-name="ch3" table:cell-range-address="Retry_with_div_by_n.B1:Retry_with_div_by_n.E101" chart:data-source-has-labels="row" svg:x="0.779cm" svg:y="0.437cm" svg:width="30.969cm" svg:height="21.018cm">
          <chartooo:coordinate-region svg:x="1.612cm" svg:y="0.582cm" svg:width="30.136cm" svg:height="20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ry_with_div_by_n.B2:Retry_with_div_by_n.B101" chart:label-cell-address="Retry_with_div_by_n.B1:Retry_with_div_by_n.B1" chart:class="chart:line">
            <chart:data-point chart:repeated="100"/>
          </chart:series>
          <chart:series chart:style-name="ch7" chart:values-cell-range-address="Retry_with_div_by_n.C2:Retry_with_div_by_n.C101" chart:label-cell-address="Retry_with_div_by_n.C1:Retry_with_div_by_n.C1" chart:class="chart:line">
            <chart:data-point chart:repeated="100"/>
          </chart:series>
          <chart:series chart:style-name="ch8" chart:values-cell-range-address="Retry_with_div_by_n.D2:Retry_with_div_by_n.D101" chart:label-cell-address="Retry_with_div_by_n.D1:Retry_with_div_by_n.D1" chart:class="chart:line">
            <chart:data-point chart:repeated="100"/>
          </chart:series>
          <chart:series chart:style-name="ch9" chart:values-cell-range-address="Retry_with_div_by_n.E2:Retry_with_div_by_n.E101" chart:label-cell-address="Retry_with_div_by_n.E1:Retry_with_div_by_n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Retry_with_div_by_n.B1:Retry_with_div_by_n.B1</svg:desc>
                </draw:g>
              </table:table-cell>
              <table:table-cell office:value-type="string">
                <text:p> compression ratio of s2</text:p>
                <draw:g>
                  <svg:desc>Retry_with_div_by_n.C1:Retry_with_div_by_n.C1</svg:desc>
                </draw:g>
              </table:table-cell>
              <table:table-cell office:value-type="string">
                <text:p> Mutual compression ratio</text:p>
                <draw:g>
                  <svg:desc>Retry_with_div_by_n.D1:Retry_with_div_by_n.D1</svg:desc>
                </draw:g>
              </table:table-cell>
              <table:table-cell office:value-type="string">
                <text:p> Mutual compression ratio zipped</text:p>
                <draw:g>
                  <svg:desc>Retry_with_div_by_n.E1:Retry_with_div_by_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Retry_with_div_by_n.B2:Retry_with_div_by_n.B101</svg:desc>
                </draw:g>
              </table:table-cell>
              <table:table-cell office:value-type="float" office:value="0.8">
                <text:p>0.8</text:p>
                <draw:g>
                  <svg:desc>Retry_with_div_by_n.C2:Retry_with_div_by_n.C101</svg:desc>
                </draw:g>
              </table:table-cell>
              <table:table-cell office:value-type="float" office:value="0">
                <text:p>0</text:p>
                <draw:g>
                  <svg:desc>Retry_with_div_by_n.D2:Retry_with_div_by_n.D101</svg:desc>
                </draw:g>
              </table:table-cell>
              <table:table-cell office:value-type="float" office:value="0.2">
                <text:p>0.2</text:p>
                <draw:g>
                  <svg:desc>Retry_with_div_by_n.E2:Retry_with_div_by_n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0810810810810809">
                <text:p>0.0810810810810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63636363636362">
                <text:p>0.0363636363636362</text:p>
              </table:table-cell>
              <table:table-cell office:value-type="float" office:value="-2.22044604925031E-016">
                <text:p>-2.22044604925031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375">
                <text:p>0.609375</text:p>
              </table:table-cell>
              <table:table-cell office:value-type="float" office:value="0.6875">
                <text:p>0.6875</text:p>
              </table:table-cell>
              <table:table-cell office:value-type="float" office:value="0.046875">
                <text:p>0.046875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739726027397">
                <text:p>0.602739726027397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-0.0273972602739727">
                <text:p>-0.0273972602739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7032967032967">
                <text:p>0.67032967032967</text:p>
              </table:table-cell>
              <table:table-cell office:value-type="float" office:value="0.0989010989010988">
                <text:p>0.0989010989010988</text:p>
              </table:table-cell>
              <table:table-cell office:value-type="float" office:value="0.0549450549450548">
                <text:p>0.0549450549450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7981651376147">
                <text:p>0.577981651376147</text:p>
              </table:table-cell>
              <table:table-cell office:value-type="float" office:value="0.669724770642202">
                <text:p>0.669724770642202</text:p>
              </table:table-cell>
              <table:table-cell office:value-type="float" office:value="0.0825688073394497">
                <text:p>0.0825688073394497</text:p>
              </table:table-cell>
              <table:table-cell office:value-type="float" office:value="0.00917431192660567">
                <text:p>0.00917431192660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4745762711864">
                <text:p>0.584745762711864</text:p>
              </table:table-cell>
              <table:table-cell office:value-type="float" office:value="0.669491525423729">
                <text:p>0.669491525423729</text:p>
              </table:table-cell>
              <table:table-cell office:value-type="float" office:value="0.0847457627118644">
                <text:p>0.0847457627118644</text:p>
              </table:table-cell>
              <table:table-cell office:value-type="float" office:value="0.0169491525423728">
                <text:p>0.0169491525423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645669291338583">
                <text:p>0.645669291338583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0393700787401574">
                <text:p>0.0393700787401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02941176470588">
                <text:p>0.102941176470588</text:p>
              </table:table-cell>
              <table:table-cell office:value-type="float" office:value="0.036764705882353">
                <text:p>0.0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3103448275862">
                <text:p>0.593103448275862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0.0454545454545454">
                <text:p>0.0454545454545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2822085889571">
                <text:p>0.582822085889571</text:p>
              </table:table-cell>
              <table:table-cell office:value-type="float" office:value="0.625766871165644">
                <text:p>0.625766871165644</text:p>
              </table:table-cell>
              <table:table-cell office:value-type="float" office:value="0.0981595092024541">
                <text:p>0.0981595092024541</text:p>
              </table:table-cell>
              <table:table-cell office:value-type="float" office:value="0.0245398773006136">
                <text:p>0.0245398773006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7209302325581">
                <text:p>0.587209302325581</text:p>
              </table:table-cell>
              <table:table-cell office:value-type="float" office:value="0.622093023255814">
                <text:p>0.622093023255814</text:p>
              </table:table-cell>
              <table:table-cell office:value-type="float" office:value="0.0872093023255813">
                <text:p>0.0872093023255813</text:p>
              </table:table-cell>
              <table:table-cell office:value-type="float" office:value="0.0348837209302324">
                <text:p>0.0348837209302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4585635359116">
                <text:p>0.574585635359116</text:p>
              </table:table-cell>
              <table:table-cell office:value-type="float" office:value="0.607734806629834">
                <text:p>0.607734806629834</text:p>
              </table:table-cell>
              <table:table-cell office:value-type="float" office:value="0.0497237569060771">
                <text:p>0.0497237569060771</text:p>
              </table:table-cell>
              <table:table-cell office:value-type="float" office:value="0.0331491712707182">
                <text:p>0.0331491712707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3684210526316">
                <text:p>0.573684210526316</text:p>
              </table:table-cell>
              <table:table-cell office:value-type="float" office:value="0.610526315789474">
                <text:p>0.610526315789474</text:p>
              </table:table-cell>
              <table:table-cell office:value-type="float" office:value="0.0631578947368421">
                <text:p>0.0631578947368421</text:p>
              </table:table-cell>
              <table:table-cell office:value-type="float" office:value="0.0263157894736841">
                <text:p>0.0263157894736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7889447236181">
                <text:p>0.577889447236181</text:p>
              </table:table-cell>
              <table:table-cell office:value-type="float" office:value="0.613065326633166">
                <text:p>0.613065326633166</text:p>
              </table:table-cell>
              <table:table-cell office:value-type="float" office:value="0.0753768844221106">
                <text:p>0.0753768844221106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1730769230769">
                <text:p>0.581730769230769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0961538461538463">
                <text:p>0.0961538461538463</text:p>
              </table:table-cell>
              <table:table-cell office:value-type="float" office:value="0.0384615384615386">
                <text:p>0.0384615384615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036866359447">
                <text:p>0.6036866359447</text:p>
              </table:table-cell>
              <table:table-cell office:value-type="float" office:value="0.0691244239631335">
                <text:p>0.0691244239631335</text:p>
              </table:table-cell>
              <table:table-cell office:value-type="float" office:value="0.0506912442396312">
                <text:p>0.0506912442396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5221238938053">
                <text:p>0.575221238938053</text:p>
              </table:table-cell>
              <table:table-cell office:value-type="float" office:value="0.592920353982301">
                <text:p>0.592920353982301</text:p>
              </table:table-cell>
              <table:table-cell office:value-type="float" office:value="0.0796460176991152">
                <text:p>0.0796460176991152</text:p>
              </table:table-cell>
              <table:table-cell office:value-type="float" office:value="0.0486725663716814">
                <text:p>0.0486725663716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957446808511">
                <text:p>0.565957446808511</text:p>
              </table:table-cell>
              <table:table-cell office:value-type="float" office:value="0.595744680851064">
                <text:p>0.595744680851064</text:p>
              </table:table-cell>
              <table:table-cell office:value-type="float" office:value="0.0765957446808512">
                <text:p>0.0765957446808512</text:p>
              </table:table-cell>
              <table:table-cell office:value-type="float" office:value="0.0468085106382978">
                <text:p>0.0468085106382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9672131147541">
                <text:p>0.569672131147541</text:p>
              </table:table-cell>
              <table:table-cell office:value-type="float" office:value="0.586065573770492">
                <text:p>0.586065573770492</text:p>
              </table:table-cell>
              <table:table-cell office:value-type="float" office:value="0.0860655737704918">
                <text:p>0.0860655737704918</text:p>
              </table:table-cell>
              <table:table-cell office:value-type="float" office:value="0.0450819672131149">
                <text:p>0.0450819672131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9169960474308">
                <text:p>0.569169960474308</text:p>
              </table:table-cell>
              <table:table-cell office:value-type="float" office:value="0.588932806324111">
                <text:p>0.588932806324111</text:p>
              </table:table-cell>
              <table:table-cell office:value-type="float" office:value="0.0790513833992095">
                <text:p>0.0790513833992095</text:p>
              </table:table-cell>
              <table:table-cell office:value-type="float" office:value="0.0513833992094861">
                <text:p>0.0513833992094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2519083969466">
                <text:p>0.572519083969466</text:p>
              </table:table-cell>
              <table:table-cell office:value-type="float" office:value="0.580152671755725">
                <text:p>0.580152671755725</text:p>
              </table:table-cell>
              <table:table-cell office:value-type="float" office:value="0.0877862595419845">
                <text:p>0.0877862595419845</text:p>
              </table:table-cell>
              <table:table-cell office:value-type="float" office:value="0.0610687022900762">
                <text:p>0.0610687022900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4575645756458">
                <text:p>0.564575645756458</text:p>
              </table:table-cell>
              <table:table-cell office:value-type="float" office:value="0.579335793357934">
                <text:p>0.579335793357934</text:p>
              </table:table-cell>
              <table:table-cell office:value-type="float" office:value="0.0811808118081181">
                <text:p>0.0811808118081181</text:p>
              </table:table-cell>
              <table:table-cell office:value-type="float" office:value="0.051660516605166">
                <text:p>0.051660516605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7857142857143">
                <text:p>0.567857142857143</text:p>
              </table:table-cell>
              <table:table-cell office:value-type="float" office:value="0.582142857142857">
                <text:p>0.582142857142857</text:p>
              </table:table-cell>
              <table:table-cell office:value-type="float" office:value="0.0892857142857142">
                <text:p>0.089285714285714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0553633217993">
                <text:p>0.560553633217993</text:p>
              </table:table-cell>
              <table:table-cell office:value-type="float" office:value="0.57439446366782">
                <text:p>0.57439446366782</text:p>
              </table:table-cell>
              <table:table-cell office:value-type="float" office:value="0.0761245674740485">
                <text:p>0.0761245674740485</text:p>
              </table:table-cell>
              <table:table-cell office:value-type="float" office:value="0.0553633217993079">
                <text:p>0.0553633217993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3758389261745">
                <text:p>0.563758389261745</text:p>
              </table:table-cell>
              <table:table-cell office:value-type="float" office:value="0.577181208053691">
                <text:p>0.577181208053691</text:p>
              </table:table-cell>
              <table:table-cell office:value-type="float" office:value="0.0973154362416106">
                <text:p>0.0973154362416106</text:p>
              </table:table-cell>
              <table:table-cell office:value-type="float" office:value="0.0637583892617448">
                <text:p>0.0637583892617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0.570032573289902">
                <text:p>0.570032573289902</text:p>
              </table:table-cell>
              <table:table-cell office:value-type="float" office:value="0.0977198697068405">
                <text:p>0.0977198697068405</text:p>
              </table:table-cell>
              <table:table-cell office:value-type="float" office:value="0.0618892508143323">
                <text:p>0.0618892508143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0126582278481">
                <text:p>0.560126582278481</text:p>
              </table:table-cell>
              <table:table-cell office:value-type="float" office:value="0.572784810126582">
                <text:p>0.572784810126582</text:p>
              </table:table-cell>
              <table:table-cell office:value-type="float" office:value="0.0854430379746836">
                <text:p>0.0854430379746836</text:p>
              </table:table-cell>
              <table:table-cell office:value-type="float" office:value="0.0569620253164558">
                <text:p>0.0569620253164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3076923076923">
                <text:p>0.563076923076923</text:p>
              </table:table-cell>
              <table:table-cell office:value-type="float" office:value="0.566153846153846">
                <text:p>0.566153846153846</text:p>
              </table:table-cell>
              <table:table-cell office:value-type="float" office:value="0.086153846153846">
                <text:p>0.086153846153846</text:p>
              </table:table-cell>
              <table:table-cell office:value-type="float" office:value="0.0553846153846151">
                <text:p>0.0553846153846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5868263473054">
                <text:p>0.565868263473054</text:p>
              </table:table-cell>
              <table:table-cell office:value-type="float" office:value="0.568862275449102">
                <text:p>0.568862275449102</text:p>
              </table:table-cell>
              <table:table-cell office:value-type="float" office:value="0.0808383233532932">
                <text:p>0.0808383233532932</text:p>
              </table:table-cell>
              <table:table-cell office:value-type="float" office:value="0.0688622754491017">
                <text:p>0.0688622754491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9766763848397">
                <text:p>0.55976676384839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0816326530612246">
                <text:p>0.0816326530612246</text:p>
              </table:table-cell>
              <table:table-cell office:value-type="float" office:value="0.064139941690962">
                <text:p>0.064139941690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25">
                <text:p>0.5625</text:p>
              </table:table-cell>
              <table:table-cell office:value-type="float" office:value="0.565340909090909">
                <text:p>0.565340909090909</text:p>
              </table:table-cell>
              <table:table-cell office:value-type="float" office:value="0.0738636363636365">
                <text:p>0.073863636363636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786703601108">
                <text:p>0.556786703601108</text:p>
              </table:table-cell>
              <table:table-cell office:value-type="float" office:value="0.56786703601108">
                <text:p>0.56786703601108</text:p>
              </table:table-cell>
              <table:table-cell office:value-type="float" office:value="0.0803324099722991">
                <text:p>0.0803324099722991</text:p>
              </table:table-cell>
              <table:table-cell office:value-type="float" office:value="0.0637119113573406">
                <text:p>0.0637119113573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562162162162162">
                <text:p>0.562162162162162</text:p>
              </table:table-cell>
              <table:table-cell office:value-type="float" office:value="0.0837837837837836">
                <text:p>0.0837837837837836</text:p>
              </table:table-cell>
              <table:table-cell office:value-type="float" office:value="0.0594594594594593">
                <text:p>0.0594594594594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089709762533">
                <text:p>0.554089709762533</text:p>
              </table:table-cell>
              <table:table-cell office:value-type="float" office:value="0.564643799472295">
                <text:p>0.564643799472295</text:p>
              </table:table-cell>
              <table:table-cell office:value-type="float" office:value="0.0633245382585752">
                <text:p>0.0633245382585752</text:p>
              </table:table-cell>
              <table:table-cell office:value-type="float" office:value="0.0659630606860158">
                <text:p>0.0659630606860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56701030927835">
                <text:p>0.56701030927835</text:p>
              </table:table-cell>
              <table:table-cell office:value-type="float" office:value="0.0876288659793813">
                <text:p>0.0876288659793813</text:p>
              </table:table-cell>
              <table:table-cell office:value-type="float" office:value="0.0695876288659794">
                <text:p>0.06958762886597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1637279596977">
                <text:p>0.551637279596977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0780856423173804">
                <text:p>0.0780856423173804</text:p>
              </table:table-cell>
              <table:table-cell office:value-type="float" office:value="0.0554156171284634">
                <text:p>0.0554156171284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679802955665">
                <text:p>0.54679802955665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0763546798029558">
                <text:p>0.0763546798029558</text:p>
              </table:table-cell>
              <table:table-cell office:value-type="float" office:value="0.059113300492611">
                <text:p>0.059113300492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397590361446">
                <text:p>0.5493975903614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0746987951807228">
                <text:p>0.0746987951807228</text:p>
              </table:table-cell>
              <table:table-cell office:value-type="float" office:value="0.0602409638554216">
                <text:p>0.0602409638554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4811320754717">
                <text:p>0.54481132075471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0754716981132078">
                <text:p>0.0754716981132078</text:p>
              </table:table-cell>
              <table:table-cell office:value-type="float" office:value="0.0471698113207548">
                <text:p>0.0471698113207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54272517321016">
                <text:p>0.554272517321016</text:p>
              </table:table-cell>
              <table:table-cell office:value-type="float" office:value="0.0808314087759814">
                <text:p>0.0808314087759814</text:p>
              </table:table-cell>
              <table:table-cell office:value-type="float" office:value="0.0531177829099305">
                <text:p>0.0531177829099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2986425339366">
                <text:p>0.542986425339366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065610859728507">
                <text:p>0.065610859728507</text:p>
              </table:table-cell>
              <table:table-cell office:value-type="float" office:value="0.0520361990950227">
                <text:p>0.0520361990950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554323725055432">
                <text:p>0.0554323725055432</text:p>
              </table:table-cell>
              <table:table-cell office:value-type="float" office:value="0.0532150776053215">
                <text:p>0.0532150776053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1304347826087">
                <text:p>0.541304347826087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0586956521739128">
                <text:p>0.0586956521739128</text:p>
              </table:table-cell>
              <table:table-cell office:value-type="float" office:value="0.0521739130434782">
                <text:p>0.0521739130434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50106609808102">
                <text:p>0.550106609808102</text:p>
              </table:table-cell>
              <table:table-cell office:value-type="float" office:value="0.0660980810234544">
                <text:p>0.0660980810234544</text:p>
              </table:table-cell>
              <table:table-cell office:value-type="float" office:value="0.0639658848614073">
                <text:p>0.0639658848614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0564853556485356">
                <text:p>0.0564853556485356</text:p>
              </table:table-cell>
              <table:table-cell office:value-type="float" office:value="0.0543933054393304">
                <text:p>0.0543933054393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548254620123203">
                <text:p>0.548254620123203</text:p>
              </table:table-cell>
              <table:table-cell office:value-type="float" office:value="0.0616016427104722">
                <text:p>0.0616016427104722</text:p>
              </table:table-cell>
              <table:table-cell office:value-type="float" office:value="0.0636550308008215">
                <text:p>0.0636550308008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0483870967741935">
                <text:p>0.0483870967741935</text:p>
              </table:table-cell>
              <table:table-cell office:value-type="float" office:value="0.0544354838709675">
                <text:p>0.0544354838709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546534653465347">
                <text:p>0.546534653465347</text:p>
              </table:table-cell>
              <table:table-cell office:value-type="float" office:value="0.0613861386138615">
                <text:p>0.0613861386138615</text:p>
              </table:table-cell>
              <table:table-cell office:value-type="float" office:value="0.0653465346534654">
                <text:p>0.0653465346534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542801556420233">
                <text:p>0.542801556420233</text:p>
              </table:table-cell>
              <table:table-cell office:value-type="float" office:value="0.0486381322957199">
                <text:p>0.0486381322957199</text:p>
              </table:table-cell>
              <table:table-cell office:value-type="float" office:value="0.056420233463035">
                <text:p>0.056420233463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3460803059273">
                <text:p>0.533460803059273</text:p>
              </table:table-cell>
              <table:table-cell office:value-type="float" office:value="0.544933078393882">
                <text:p>0.544933078393882</text:p>
              </table:table-cell>
              <table:table-cell office:value-type="float" office:value="0.0478011472275337">
                <text:p>0.0478011472275337</text:p>
              </table:table-cell>
              <table:table-cell office:value-type="float" office:value="0.0592734225621416">
                <text:p>0.0592734225621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41353383458647">
                <text:p>0.541353383458647</text:p>
              </table:table-cell>
              <table:table-cell office:value-type="float" office:value="0.0545112781954886">
                <text:p>0.0545112781954886</text:p>
              </table:table-cell>
              <table:table-cell office:value-type="float" office:value="0.0545112781954886">
                <text:p>0.0545112781954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9741219963031">
                <text:p>0.539741219963031</text:p>
              </table:table-cell>
              <table:table-cell office:value-type="float" office:value="0.543438077634011">
                <text:p>0.543438077634011</text:p>
              </table:table-cell>
              <table:table-cell office:value-type="float" office:value="0.0462107208872458">
                <text:p>0.0462107208872458</text:p>
              </table:table-cell>
              <table:table-cell office:value-type="float" office:value="0.0646950092421441">
                <text:p>0.0646950092421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6363636363636">
                <text:p>0.536363636363636</text:p>
              </table:table-cell>
              <table:table-cell office:value-type="float" office:value="0.54">
                <text:p>0.54</text:p>
              </table:table-cell>
              <table:table-cell office:value-type="float" office:value="0.0436363636363637">
                <text:p>0.0436363636363637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309481216458">
                <text:p>0.53309481216458</text:p>
              </table:table-cell>
              <table:table-cell office:value-type="float" office:value="0.536672629695886">
                <text:p>0.536672629695886</text:p>
              </table:table-cell>
              <table:table-cell office:value-type="float" office:value="0.044722719141324">
                <text:p>0.044722719141324</text:p>
              </table:table-cell>
              <table:table-cell office:value-type="float" office:value="0.0572450805008946">
                <text:p>0.0572450805008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6971830985916">
                <text:p>0.536971830985916</text:p>
              </table:table-cell>
              <table:table-cell office:value-type="float" office:value="0.540492957746479">
                <text:p>0.540492957746479</text:p>
              </table:table-cell>
              <table:table-cell office:value-type="float" office:value="0.040492957746479">
                <text:p>0.040492957746479</text:p>
              </table:table-cell>
              <table:table-cell office:value-type="float" office:value="0.0616197183098593">
                <text:p>0.0616197183098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3795493934142">
                <text:p>0.533795493934142</text:p>
              </table:table-cell>
              <table:table-cell office:value-type="float" office:value="0.537261698440208">
                <text:p>0.537261698440208</text:p>
              </table:table-cell>
              <table:table-cell office:value-type="float" office:value="0.0450606585788562">
                <text:p>0.0450606585788562</text:p>
              </table:table-cell>
              <table:table-cell office:value-type="float" office:value="0.0589254766031198">
                <text:p>0.0589254766031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23208191126">
                <text:p>0.532423208191126</text:p>
              </table:table-cell>
              <table:table-cell office:value-type="float" office:value="0.534129692832764">
                <text:p>0.534129692832764</text:p>
              </table:table-cell>
              <table:table-cell office:value-type="float" office:value="0.046075085324232">
                <text:p>0.046075085324232</text:p>
              </table:table-cell>
              <table:table-cell office:value-type="float" office:value="0.0580204778156996">
                <text:p>0.05802047781569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4453781512605">
                <text:p>0.534453781512605</text:p>
              </table:table-cell>
              <table:table-cell office:value-type="float" office:value="0.53781512605042">
                <text:p>0.53781512605042</text:p>
              </table:table-cell>
              <table:table-cell office:value-type="float" office:value="0.0436974789915967">
                <text:p>0.04369747899159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3112582781457">
                <text:p>0.533112582781457</text:p>
              </table:table-cell>
              <table:table-cell office:value-type="float" office:value="0.53476821192053">
                <text:p>0.53476821192053</text:p>
              </table:table-cell>
              <table:table-cell office:value-type="float" office:value="0.0331125827814569">
                <text:p>0.0331125827814569</text:p>
              </table:table-cell>
              <table:table-cell office:value-type="float" office:value="0.0562913907284768">
                <text:p>0.0562913907284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5073409461664">
                <text:p>0.535073409461664</text:p>
              </table:table-cell>
              <table:table-cell office:value-type="float" office:value="0.531810766721044">
                <text:p>0.531810766721044</text:p>
              </table:table-cell>
              <table:table-cell office:value-type="float" office:value="0.0326264274061989">
                <text:p>0.0326264274061989</text:p>
              </table:table-cell>
              <table:table-cell office:value-type="float" office:value="0.0538336052202284">
                <text:p>0.0538336052202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3762057877814">
                <text:p>0.533762057877814</text:p>
              </table:table-cell>
              <table:table-cell office:value-type="float" office:value="0.535369774919614">
                <text:p>0.535369774919614</text:p>
              </table:table-cell>
              <table:table-cell office:value-type="float" office:value="0.0434083601286173">
                <text:p>0.0434083601286173</text:p>
              </table:table-cell>
              <table:table-cell office:value-type="float" office:value="0.0610932475884243">
                <text:p>0.0610932475884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903328050713">
                <text:p>0.530903328050713</text:p>
              </table:table-cell>
              <table:table-cell office:value-type="float" office:value="0.532488114104596">
                <text:p>0.532488114104596</text:p>
              </table:table-cell>
              <table:table-cell office:value-type="float" office:value="0.0332805071315372">
                <text:p>0.0332805071315372</text:p>
              </table:table-cell>
              <table:table-cell office:value-type="float" office:value="0.0507131537242471">
                <text:p>0.0507131537242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4375">
                <text:p>0.534375</text:p>
              </table:table-cell>
              <table:table-cell office:value-type="float" office:value="0.534375">
                <text:p>0.534375</text:p>
              </table:table-cell>
              <table:table-cell office:value-type="float" office:value="0.046875">
                <text:p>0.046875</text:p>
              </table:table-cell>
              <table:table-cell office:value-type="float" office:value="0.0593750000000002">
                <text:p>0.059375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3127889060092">
                <text:p>0.533127889060092</text:p>
              </table:table-cell>
              <table:table-cell office:value-type="float" office:value="0.533127889060092">
                <text:p>0.533127889060092</text:p>
              </table:table-cell>
              <table:table-cell office:value-type="float" office:value="0.0446841294298921">
                <text:p>0.0446841294298921</text:p>
              </table:table-cell>
              <table:table-cell office:value-type="float" office:value="0.0539291217257318">
                <text:p>0.0539291217257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4954407294833">
                <text:p>0.534954407294833</text:p>
              </table:table-cell>
              <table:table-cell office:value-type="float" office:value="0.530395136778115">
                <text:p>0.530395136778115</text:p>
              </table:table-cell>
              <table:table-cell office:value-type="float" office:value="0.0379939209726443">
                <text:p>0.0379939209726443</text:p>
              </table:table-cell>
              <table:table-cell office:value-type="float" office:value="0.0547112462006079">
                <text:p>0.05471124620060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3733133433283">
                <text:p>0.533733133433283</text:p>
              </table:table-cell>
              <table:table-cell office:value-type="float" office:value="0.533733133433283">
                <text:p>0.533733133433283</text:p>
              </table:table-cell>
              <table:table-cell office:value-type="float" office:value="0.0449775112443778">
                <text:p>0.0449775112443778</text:p>
              </table:table-cell>
              <table:table-cell office:value-type="float" office:value="0.0584707646176912">
                <text:p>0.0584707646176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1065088757396">
                <text:p>0.531065088757396</text:p>
              </table:table-cell>
              <table:table-cell office:value-type="float" office:value="0.531065088757396">
                <text:p>0.531065088757396</text:p>
              </table:table-cell>
              <table:table-cell office:value-type="float" office:value="0.0251479289940828">
                <text:p>0.0251479289940828</text:p>
              </table:table-cell>
              <table:table-cell office:value-type="float" office:value="0.0547337278106508">
                <text:p>0.0547337278106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2846715328467">
                <text:p>0.532846715328467</text:p>
              </table:table-cell>
              <table:table-cell office:value-type="float" office:value="0.52992700729927">
                <text:p>0.52992700729927</text:p>
              </table:table-cell>
              <table:table-cell office:value-type="float" office:value="0.0350364963503649">
                <text:p>0.0350364963503649</text:p>
              </table:table-cell>
              <table:table-cell office:value-type="float" office:value="0.051094890510949">
                <text:p>0.051094890510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0259365994236">
                <text:p>0.530259365994236</text:p>
              </table:table-cell>
              <table:table-cell office:value-type="float" office:value="0.527377521613833">
                <text:p>0.527377521613833</text:p>
              </table:table-cell>
              <table:table-cell office:value-type="float" office:value="0.0317002881844382">
                <text:p>0.0317002881844382</text:p>
              </table:table-cell>
              <table:table-cell office:value-type="float" office:value="0.048991354466859">
                <text:p>0.048991354466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2005689900427">
                <text:p>0.532005689900427</text:p>
              </table:table-cell>
              <table:table-cell office:value-type="float" office:value="0.529160739687055">
                <text:p>0.529160739687055</text:p>
              </table:table-cell>
              <table:table-cell office:value-type="float" office:value="0.0327169274537695">
                <text:p>0.0327169274537695</text:p>
              </table:table-cell>
              <table:table-cell office:value-type="float" office:value="0.049786628733997">
                <text:p>0.049786628733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9494382022472">
                <text:p>0.529494382022472</text:p>
              </table:table-cell>
              <table:table-cell office:value-type="float" office:value="0.526685393258427">
                <text:p>0.526685393258427</text:p>
              </table:table-cell>
              <table:table-cell office:value-type="float" office:value="0.0112359550561796">
                <text:p>0.0112359550561796</text:p>
              </table:table-cell>
              <table:table-cell office:value-type="float" office:value="0.0463483146067414">
                <text:p>0.0463483146067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2593619972261">
                <text:p>0.532593619972261</text:p>
              </table:table-cell>
              <table:table-cell office:value-type="float" office:value="0.524271844660194">
                <text:p>0.524271844660194</text:p>
              </table:table-cell>
              <table:table-cell office:value-type="float" office:value="0.0249653259361997">
                <text:p>0.0249653259361997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013698630137">
                <text:p>0.53013698630137</text:p>
              </table:table-cell>
              <table:table-cell office:value-type="float" office:value="0.528767123287671">
                <text:p>0.528767123287671</text:p>
              </table:table-cell>
              <table:table-cell office:value-type="float" office:value="0.0260273972602738">
                <text:p>0.0260273972602738</text:p>
              </table:table-cell>
              <table:table-cell office:value-type="float" office:value="0.0520547945205478">
                <text:p>0.0520547945205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7740189445196">
                <text:p>0.527740189445196</text:p>
              </table:table-cell>
              <table:table-cell office:value-type="float" office:value="0.52638700947226">
                <text:p>0.52638700947226</text:p>
              </table:table-cell>
              <table:table-cell office:value-type="float" office:value="0.0162381596752368">
                <text:p>0.0162381596752368</text:p>
              </table:table-cell>
              <table:table-cell office:value-type="float" office:value="0.0446549391069013">
                <text:p>0.0446549391069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0748663101604">
                <text:p>0.530748663101604</text:p>
              </table:table-cell>
              <table:table-cell office:value-type="float" office:value="0.524064171122995">
                <text:p>0.524064171122995</text:p>
              </table:table-cell>
              <table:table-cell office:value-type="float" office:value="0.0254010695187166">
                <text:p>0.0254010695187166</text:p>
              </table:table-cell>
              <table:table-cell office:value-type="float" office:value="0.0467914438502672">
                <text:p>0.04679144385026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8401585204756">
                <text:p>0.528401585204756</text:p>
              </table:table-cell>
              <table:table-cell office:value-type="float" office:value="0.525759577278732">
                <text:p>0.525759577278732</text:p>
              </table:table-cell>
              <table:table-cell office:value-type="float" office:value="0.0171730515191546">
                <text:p>0.0171730515191546</text:p>
              </table:table-cell>
              <table:table-cell office:value-type="float" office:value="0.0449141347424042">
                <text:p>0.0449141347424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7415143603133">
                <text:p>0.527415143603133</text:p>
              </table:table-cell>
              <table:table-cell office:value-type="float" office:value="0.524804177545692">
                <text:p>0.524804177545692</text:p>
              </table:table-cell>
              <table:table-cell office:value-type="float" office:value="0.0156657963446474">
                <text:p>0.0156657963446474</text:p>
              </table:table-cell>
              <table:table-cell office:value-type="float" office:value="0.0417754569190598">
                <text:p>0.04177545691905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5161290322581">
                <text:p>0.525161290322581</text:p>
              </table:table-cell>
              <table:table-cell office:value-type="float" office:value="0.52258064516129">
                <text:p>0.52258064516129</text:p>
              </table:table-cell>
              <table:table-cell office:value-type="float" office:value="0.0296774193548388">
                <text:p>0.0296774193548388</text:p>
              </table:table-cell>
              <table:table-cell office:value-type="float" office:value="0.0387096774193549">
                <text:p>0.0387096774193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6785714285714">
                <text:p>0.526785714285714</text:p>
              </table:table-cell>
              <table:table-cell office:value-type="float" office:value="0.526785714285714">
                <text:p>0.526785714285714</text:p>
              </table:table-cell>
              <table:table-cell office:value-type="float" office:value="0.0255102040816326">
                <text:p>0.0255102040816326</text:p>
              </table:table-cell>
              <table:table-cell office:value-type="float" office:value="0.0459183673469388">
                <text:p>0.0459183673469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4590163934426">
                <text:p>0.524590163934426</text:p>
              </table:table-cell>
              <table:table-cell office:value-type="float" office:value="0.525851197982346">
                <text:p>0.525851197982346</text:p>
              </table:table-cell>
              <table:table-cell office:value-type="float" office:value="0.0239596469104666">
                <text:p>0.0239596469104666</text:p>
              </table:table-cell>
              <table:table-cell office:value-type="float" office:value="0.0403530895334174">
                <text:p>0.0403530895334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2443890274314">
                <text:p>0.522443890274314</text:p>
              </table:table-cell>
              <table:table-cell office:value-type="float" office:value="0.523690773067332">
                <text:p>0.523690773067332</text:p>
              </table:table-cell>
              <table:table-cell office:value-type="float" office:value="0.0236907730673317">
                <text:p>0.0236907730673317</text:p>
              </table:table-cell>
              <table:table-cell office:value-type="float" office:value="0.0374064837905237">
                <text:p>0.0374064837905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5277435265105">
                <text:p>0.525277435265105</text:p>
              </table:table-cell>
              <table:table-cell office:value-type="float" office:value="0.527743526510481">
                <text:p>0.527743526510481</text:p>
              </table:table-cell>
              <table:table-cell office:value-type="float" office:value="0.033292231812577">
                <text:p>0.033292231812577</text:p>
              </table:table-cell>
              <table:table-cell office:value-type="float" office:value="0.0456226880394575">
                <text:p>0.045622688039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4390243902439">
                <text:p>0.524390243902439</text:p>
              </table:table-cell>
              <table:table-cell office:value-type="float" office:value="0.525609756097561">
                <text:p>0.52560975609756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0402439024390244">
                <text:p>0.0402439024390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2316043425814">
                <text:p>0.522316043425814</text:p>
              </table:table-cell>
              <table:table-cell office:value-type="float" office:value="0.527141133896261">
                <text:p>0.527141133896261</text:p>
              </table:table-cell>
              <table:table-cell office:value-type="float" office:value="0.0277442702050665">
                <text:p>0.0277442702050665</text:p>
              </table:table-cell>
              <table:table-cell office:value-type="float" office:value="0.0458383594692402">
                <text:p>0.04583835946924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0286396181384">
                <text:p>0.520286396181384</text:p>
              </table:table-cell>
              <table:table-cell office:value-type="float" office:value="0.525059665871122">
                <text:p>0.525059665871122</text:p>
              </table:table-cell>
              <table:table-cell office:value-type="float" office:value="0.0346062052505969">
                <text:p>0.0346062052505969</text:p>
              </table:table-cell>
              <table:table-cell office:value-type="float" office:value="0.0393794749403342">
                <text:p>0.03937947494033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8299881936246">
                <text:p>0.518299881936246</text:p>
              </table:table-cell>
              <table:table-cell office:value-type="float" office:value="0.524203069657615">
                <text:p>0.524203069657615</text:p>
              </table:table-cell>
              <table:table-cell office:value-type="float" office:value="0.0165289256198347">
                <text:p>0.0165289256198347</text:p>
              </table:table-cell>
              <table:table-cell office:value-type="float" office:value="0.0389610389610389">
                <text:p>0.0389610389610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9859813084112">
                <text:p>0.519859813084112</text:p>
              </table:table-cell>
              <table:table-cell office:value-type="float" office:value="0.526869158878505">
                <text:p>0.526869158878505</text:p>
              </table:table-cell>
              <table:table-cell office:value-type="float" office:value="0.0280373831775702">
                <text:p>0.0280373831775702</text:p>
              </table:table-cell>
              <table:table-cell office:value-type="float" office:value="0.0443925233644862">
                <text:p>0.0443925233644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9075144508671">
                <text:p>0.519075144508671</text:p>
              </table:table-cell>
              <table:table-cell office:value-type="float" office:value="0.526011560693642">
                <text:p>0.526011560693642</text:p>
              </table:table-cell>
              <table:table-cell office:value-type="float" office:value="0.0277456647398844">
                <text:p>0.0277456647398844</text:p>
              </table:table-cell>
              <table:table-cell office:value-type="float" office:value="0.0439306358381502">
                <text:p>0.0439306358381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8306636155606">
                <text:p>0.518306636155606</text:p>
              </table:table-cell>
              <table:table-cell office:value-type="float" office:value="0.524027459954233">
                <text:p>0.524027459954233</text:p>
              </table:table-cell>
              <table:table-cell office:value-type="float" office:value="0.0263157894736843">
                <text:p>0.0263157894736843</text:p>
              </table:table-cell>
              <table:table-cell office:value-type="float" office:value="0.0377574370709384">
                <text:p>0.037757437070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2083805209513">
                <text:p>0.522083805209513</text:p>
              </table:table-cell>
              <table:table-cell office:value-type="float" office:value="0.526613816534541">
                <text:p>0.526613816534541</text:p>
              </table:table-cell>
              <table:table-cell office:value-type="float" office:value="0.0430351075877689">
                <text:p>0.0430351075877689</text:p>
              </table:table-cell>
              <table:table-cell office:value-type="float" office:value="0.04643261608154">
                <text:p>0.04643261608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0179372197309">
                <text:p>0.520179372197309</text:p>
              </table:table-cell>
              <table:table-cell office:value-type="float" office:value="0.524663677130045">
                <text:p>0.524663677130045</text:p>
              </table:table-cell>
              <table:table-cell office:value-type="float" office:value="0.0280269058295963">
                <text:p>0.0280269058295963</text:p>
              </table:table-cell>
              <table:table-cell office:value-type="float" office:value="0.0392376681614348">
                <text:p>0.0392376681614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9422863485017">
                <text:p>0.519422863485017</text:p>
              </table:table-cell>
              <table:table-cell office:value-type="float" office:value="0.523862375138735">
                <text:p>0.523862375138735</text:p>
              </table:table-cell>
              <table:table-cell office:value-type="float" office:value="0.0332963374028858">
                <text:p>0.0332963374028858</text:p>
              </table:table-cell>
              <table:table-cell office:value-type="float" office:value="0.0388457269700333">
                <text:p>0.0388457269700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